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805fb" officeooo:paragraph-rsid="000805f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05fb" officeooo:paragraph-rsid="000805f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font-weight="bold" officeooo:rsid="000805fb" officeooo:paragraph-rsid="000805f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805fb" officeooo:paragraph-rsid="000805f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89f2b" officeooo:paragraph-rsid="00089f2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8f67" officeooo:paragraph-rsid="000c8f6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89f2b"/>
    </style:style>
    <style:style style:name="P8" style:family="paragraph" style:parent-style-name="Standard">
      <style:paragraph-properties fo:text-align="justify" style:justify-single-word="false"/>
      <style:text-properties officeooo:paragraph-rsid="000c183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0805fb" officeooo:paragraph-rsid="000805fb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089f2b" officeooo:paragraph-rsid="00089f2b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0805fb"/>
    </style:style>
    <style:style style:name="P12" style:family="paragraph" style:parent-style-name="Text_20_body">
      <style:paragraph-properties fo:text-align="justify" style:justify-single-word="false"/>
      <style:text-properties officeooo:paragraph-rsid="00089f2b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a6243" officeooo:paragraph-rsid="000a624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1831" officeooo:paragraph-rsid="000c183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8f67" officeooo:paragraph-rsid="000c8f6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aad2" officeooo:paragraph-rsid="000caad2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0805fb" officeooo:paragraph-rsid="000805fb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089f2b" officeooo:paragraph-rsid="00089f2b" style:font-size-asian="12.25pt" style:font-weight-asian="normal" style:font-size-complex="14pt" style:font-weight-complex="normal"/>
    </style:style>
    <style:style style:name="T1" style:family="text">
      <style:text-properties style:font-name="Times New Roman" fo:font-size="14pt" fo:font-weight="normal" officeooo:rsid="000805fb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089f2b" style:font-size-asian="12.25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0a6243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b48bb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0c1831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0805fb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0c1831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0c8f67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0e3783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0a6243" style:font-size-asian="14pt" style:font-size-complex="14pt"/>
    </style:style>
    <style:style style:name="T12" style:family="text">
      <style:text-properties style:font-name="Times New Roman" fo:font-size="14pt" officeooo:rsid="000c1831" style:font-size-asian="14pt" style:font-size-complex="14pt"/>
    </style:style>
    <style:style style:name="T13" style:family="text">
      <style:text-properties style:font-name="Times New Roman" fo:font-size="14pt" style:font-size-asian="12.25pt" style:font-size-complex="14pt"/>
    </style:style>
    <style:style style:name="T14" style:family="text">
      <style:text-properties style:font-name="Times New Roman" fo:font-size="14pt" officeooo:rsid="000805fb" style:font-size-asian="12.25pt" style:font-size-complex="14pt"/>
    </style:style>
    <style:style style:name="T15" style:family="text">
      <style:text-properties officeooo:rsid="000e3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государственный университет имени М. В. Ломоносова</text:p>
      <text:p text:style-name="P2">Факультет вычислительной математики и кибернет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ет по курсу “Распределенные системы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Автор: Чистобаев Андрей Андреевич</text:p>
      <text:p text:style-name="P3">студент 421 группы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Москва, 2024</text:p>
      <text:p text:style-name="P9">1. Постановка задачи</text:p>
      <text:p text:style-name="P4"/>
      <text:p text:style-name="P11"><text:span text:style-name="T6">Для получения экзамена автоматом требуется реализовать 2 программы с помощью технологии MPI.<text:line-break/>1. Разработать программу которая реализует заданный алгоритм. Получить временную оценку работы алгоритма. </text:span><text:span text:style-name="T10">Реализовать программу, реализующую протокол голосования при размножении файлов. Дать оценку времени выполнения одним процессом 4-х операций записи и 10 операций чтения N байтов информации с файлом, расположенным (размноженным) на остальных 20 ЭВМ сети с шинной организацией (без аппаратных возможностей широковещания). Определить оптимальные значения кворума чтения и кворума записи для N=3000. Время старта (время «разгона» после получения доступа к шине для передачи) равно 100, время передачи байта равно 1 (Ts=100,Tb=1). Доступ к шине ЭВМ получают последовательно в порядке выдачи запроса (при одновременных запросах - в порядке номеров ЭВМ). Операции с файлами и процессорные операции, включая чтение из памяти и запись в память, считаются бесконечно быстрыми.</text:span><text:span text:style-name="T1"><text:line-break/>2. Доработать MPI-программу, реализованную в рамках курса “Суперкомпьютеры и параллельная обработка данных”. Добавить контрольные точки для продолжения работы программы в случае сбоя. Реализовать один из 3-х сценариев работы после сбоя: a) продолжить работу программы только на “исправных” процессах; б) вместо процессов, вышедших из строя, создать новые MPI-процессы, которые необходимо использовать для продолжения расчетов; в) при запуске программы на счет сразу запустить некоторое дополнительное количество MPI-процессов, которые использовать в случае сбоя. Выбран вариант </text:span><text:span text:style-name="T5">а</text:span><text:span text:style-name="T1">) для программы jac_2d.</text:span></text:p>
      <text:p text:style-name="P17"/>
      <text:p text:style-name="P10"><text:span text:style-name="T14">2. <text:s/></text:span><text:span text:style-name="T13">Задача 1</text:span></text:p>
      <text:p text:style-name="P12"><text:span text:style-name="T2">Краткое описание протокола </text:span><text:span text:style-name="T4">голосования</text:span><text:span text:style-name="T2">: при записи/чтении всем процессам посылается запрос на голосование, каждый процесс отвечает текущей локальной версией файла. Если собрался кворум на чтение/запись и локальная версия инициатора отстает, то он клонирует актуальную версию себе. Если производится операция чтения, то инициатор читает обновленную копию. Если запись, то </text:span><text:span text:style-name="T4">кворум считается от процессов с актуальной версией, </text:span><text:span text:style-name="T2">инициатор пишет в локальную </text:span><text:span text:style-name="T4">копию,</text:span><text:span text:style-name="T2"> увеличивает версию и рассылает проголосовавшим. При этом сумма кворумов должна быть больше количества реплик.</text:span></text:p>
      <text:p text:style-name="P12"><text:span text:style-name="T2">В нашем варианте </text:span><text:span text:style-name="T3">нет широковещания,</text:span><text:span text:style-name="T2"> всегда один писатель/читатель и все запросы успешные, поэтому запросы можно рассылать сразу только кворуму.</text:span></text:p>
      <text:p text:style-name="P18"><text:soft-page-break/>Если производится 4 операции записи, 10 операций чтения, кворум записи – Qw, кворум чтения – Qr, время старта – 100, время на 1 байт - 1, запрос на операцию имеет размер 4 байта, версия файла – 4 байта, а файл – 3000 байт, получаем формулу для общего времени:</text:p>
      <text:p text:style-name="P5">t = 4 * Qw * (Ts * 3 + Tb * (4 * 2 + 3000)) + 10 * Qr * ((3 * Ts + Tb * 4 * 2) + 3000)</text:p>
      <text:p text:style-name="P7"><text:span text:style-name="T2">Обычно операций чтения существенно больше, чем записи, поэтому кворум определяют Qw=20, Qr=1, но в нашем случае переборный алгоритм показывает, что t_min = </text:span><text:bookmark text:name="output-text"/><text:span text:style-name="T10">85832 </text:span><text:span text:style-name="T11">при Qw=1, Qr=20. Это ожидаемо так как при записи происходит перессылка со всеми голосовавшими, о разница между 4 и 10 недостаточно велика. Например, при 4 записях и 61 чтении t_min достигается уже при Qw=20, Qr=1.</text:span></text:p>
      <text:p text:style-name="P13"/>
      <text:p text:style-name="P13">3. Задача 2</text:p>
      <text:p text:style-name="P8"><text:span text:style-name="T7">Для обработки ошибок был выбран вариант а с продолжением работы на оставшихся процессах. Процесс с нужным номером останавливается с помощью сигнала, после чего происходит обработка ошибки в errhandler. </text:span><text:span text:style-name="T8">Errhandler сбрасывает оставшиеся процессы на начало итерации. </text:span><text:span text:style-name="T7">Точка восстановления (матрицы A и B), записываются в файл с помощью MPI-IO. Восстановление происходит </text:span><text:span text:style-name="T9">даже при падении нескольких процессов</text:span><text:span text:style-name="T7">.</text:span></text:p>
      <text:p text:style-name="P14"/>
      <text:p text:style-name="P6"><text:span text:style-name="T12">4. </text:span><text:span text:style-name="T10">Сборка и запуск</text:span></text:p>
      <text:p text:style-name="P15">Сборка и запуск происходят с помощью скриптов run.sh и make.sh</text:p>
      <text:p text:style-name="P15">Для второй программы необходима сборка mpi с расширением uflm.</text:p>
      <text:p text:style-name="P16">Код в репозитории: https://github.com/Andrew15381/skipo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7T20:35:32.159075922</meta:creation-date>
    <dc:date>2024-01-08T17:07:04.841604291</dc:date>
    <meta:editing-duration>PT13M3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20" meta:word-count="546" meta:character-count="3854" meta:non-whitespace-character-count="3322"/>
  </office:meta>
</office:document-meta>
</file>